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4">
        <text:h text:style-name="Heading_20_4" text:outline-level="4"><text:s/>Teile Text</text:h>
        <text:p text:style-name="Textkörper_20_Einrückung_20_Organon">Bei Klick wird der aktuelle Text an der aktuellen Cursorposition getrennt und in zwei neue Texte aufgeteilt. </text:p>
        <text:p text:style-name="Textkörper_20_Einrückung_20_Organon"><text:span text:style-name="T1">Achtung</text:span>: Diese Funktion kann nicht rückgängig gemacht werden.</text:p>
        <text:p text:style-name="Textkörper_20_Einrückung_20_Organon">Wollen Sie zwei Texte wieder verbinden, müssen sie per Copy und Paste ineinander eingefügt werden. (Eine entsprechende Funktion ist geplant.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47" meta:character-count="322"/>
    <dc:date>2015-05-09T12:18:41.58</dc:date>
    <meta:editing-duration>P0D</meta:editing-duration>
    <meta:editing-cycles>1</meta:editing-cycles>
    <meta:generator>OpenOffice/4.1.1$Win32 OpenOffice.org_project/411m6$Build-9775</meta:generator>
  </office:meta>
</office:document-meta>
</file>